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sManagerImpl.lookupWebContinuationsHolder( boolean createNe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olderAwareWebContinuation.getContinuations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sHolder.removeContinuation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tFore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olderAwareWebContinuation.HolderAwareWebContinuation( String id , Object continuation , WebContinuation parentContinuation , int timeToLive , String interpreterId , ContinuationsDisposer disposer , WebContinuationsHolder continuations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inuationsManagerImpl.createWebContinuation( Object kont , WebContinuation parent , int timeToLive , String interpreterId , ContinuationsDisposer dispo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inuationsManagerImpl._invalidate( WebContinuationsHolder continuationsHolder , WebContinuation w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ContinuationsHolder.contains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tInstrumen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tInstr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inuationsManag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sHolder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inuationsManagerImpl.getWebContinuationsDataBean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inuationsManagerImpl.expireContinua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tinuationsManagerImpl.removeContinuation( WebContinuationsHolder continuationsHolder , WebContinuation w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inuationsManagerImpl._detach( WebContinuation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sHolder.addContinuation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displayExpi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inuationsManagerImpl.setInstrumentableName( String instrumen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invalidateContinuations( WebContinuationsHolder continuationsH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inuationsManagerImpl.disposeContinuation( WebContinuationsHolder continuationsHolder ,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inuations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tChildInstrumen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ContinuationsManager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inuationsManagerImpl.displayAllContinu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inuationsManagerImpl.lookupWebContinuation( String id , String interpret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WebContinuationsHolder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inuationsHolder.get( Objec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ationPredicate.evaluate( final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nerateContinuation( Object kont , WebContinuation parent , int ttl , String interpreterId , ContinuationsDisposer dispo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ebContinuationsHolder.contains( String continu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invalidateWebContinuation( WebContinuation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